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8F00000282A30D2BA1.png"/>
  <manifest:file-entry manifest:media-type="image/png" manifest:full-path="Pictures/10000201000000160000001604239CCB.png"/>
  <manifest:file-entry manifest:media-type="image/png" manifest:full-path="Pictures/100002010000001E000000165DC4E7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57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2.088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image text:level="1" xlink:href="Pictures/100002010000001E000000165DC4E7C7.png" xlink:type="simple" xlink:show="embed" xlink:actuate="onLoad">
        <style:list-level-properties text:space-before="0.3cm" text:min-label-width="0.9cm" style:vertical-pos="middle" style:vertical-rel="line" fo:width="1.058cm" fo:height="0.776cm"/>
      </text:list-level-style-image>
      <text:list-level-style-image text:level="2" xlink:href="Pictures/100002010000001E000000165DC4E7C7.png" xlink:type="simple" xlink:show="embed" xlink:actuate="onLoad">
        <style:list-level-properties text:space-before="1.5cm" text:min-label-width="0.9cm" style:vertical-pos="middle" style:vertical-rel="line" fo:width="1.058cm" fo:height="0.776cm"/>
      </text:list-level-style-image>
      <text:list-level-style-image text:level="3" xlink:href="Pictures/100002010000001E000000165DC4E7C7.png" xlink:type="simple" xlink:show="embed" xlink:actuate="onLoad">
        <style:list-level-properties text:space-before="2.8cm" text:min-label-width="0.8cm" style:vertical-pos="middle" style:vertical-rel="line" fo:width="1.058cm" fo:height="0.776cm"/>
      </text:list-level-style-image>
      <text:list-level-style-image text:level="4" xlink:href="Pictures/100002010000001E000000165DC4E7C7.png" xlink:type="simple" xlink:show="embed" xlink:actuate="onLoad">
        <style:list-level-properties text:space-before="4.2cm" text:min-label-width="0.6cm" style:vertical-pos="middle" style:vertical-rel="line" fo:width="1.058cm" fo:height="0.776cm"/>
      </text:list-level-style-image>
      <text:list-level-style-image text:level="5" xlink:href="Pictures/100002010000001E000000165DC4E7C7.png" xlink:type="simple" xlink:show="embed" xlink:actuate="onLoad">
        <style:list-level-properties text:space-before="5.4cm" text:min-label-width="0.6cm" style:vertical-pos="middle" style:vertical-rel="line" fo:width="1.058cm" fo:height="0.776cm"/>
      </text:list-level-style-image>
      <text:list-level-style-image text:level="6" xlink:href="Pictures/100002010000001E000000165DC4E7C7.png" xlink:type="simple" xlink:show="embed" xlink:actuate="onLoad">
        <style:list-level-properties text:space-before="6.6cm" text:min-label-width="0.6cm" style:vertical-pos="middle" style:vertical-rel="line" fo:width="1.058cm" fo:height="0.776cm"/>
      </text:list-level-style-image>
      <text:list-level-style-image text:level="7" xlink:href="Pictures/100002010000001E000000165DC4E7C7.png" xlink:type="simple" xlink:show="embed" xlink:actuate="onLoad">
        <style:list-level-properties text:space-before="7.8cm" text:min-label-width="0.6cm" style:vertical-pos="middle" style:vertical-rel="line" fo:width="1.058cm" fo:height="0.776cm"/>
      </text:list-level-style-image>
      <text:list-level-style-image text:level="8" xlink:href="Pictures/100002010000001E000000165DC4E7C7.png" xlink:type="simple" xlink:show="embed" xlink:actuate="onLoad">
        <style:list-level-properties text:space-before="9cm" text:min-label-width="0.6cm" style:vertical-pos="middle" style:vertical-rel="line" fo:width="1.058cm" fo:height="0.776cm"/>
      </text:list-level-style-image>
      <text:list-level-style-image text:level="9" xlink:href="Pictures/100002010000001E000000165DC4E7C7.png" xlink:type="simple" xlink:show="embed" xlink:actuate="onLoad">
        <style:list-level-properties text:space-before="10.2cm" text:min-label-width="0.6cm" style:vertical-pos="middle" style:vertical-rel="line" fo:width="1.058cm" fo:height="0.776cm"/>
      </text:list-level-style-image>
      <text:list-level-style-image text:level="10" xlink:href="Pictures/10000201000000160000001604239CCB.png" xlink:type="simple" xlink:show="embed" xlink:actuate="onLoad">
        <style:list-level-properties text:space-before="11.4cm" text:min-label-width="0.6cm" style:vertical-pos="middle" style:vertical-rel="line" fo:width="0.776cm" fo:height="0.776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225cm" svg:height="13.859cm" svg:x="3.175cm" svg:y="4.914cm" presentation:class="outline">
          <draw:text-box>
            <text:list text:style-name="L1">
              <text:list-header>
                <text:p><text:s text:c="11"/></text:p>
                <text:p/>
                <text:p><text:s text:c="11"/>Everyday Ruby</text:p>
                <text:p><text:span text:style-name="T1"><text:s text:c="4"/></text:span><text:span text:style-name="T1">(fun with the standard library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What is it?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p>Over 100 libraries</text:p>
                <text:list>
                  <text:list-item>
                    <text:p>Text parsing</text:p>
                  </text:list-item>
                  <text:list-item>
                    <text:p>Files</text:p>
                  </text:list-item>
                  <text:list-item>
                    <text:p>Networking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Ships with Ruby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Everyone has the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Text</text:p>
          </draw:text-box>
        </draw:frame>
        <draw:frame presentation:style-name="pr4" draw:layer="layout" svg:width="22.225cm" svg:height="13.86cm" svg:x="3.175cm" svg:y="4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19cm" svg:x="1.471cm" svg:y="2.614cm" presentation:class="title">
          <draw:text-box>
            <text:p>Text – CSV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examples/csv.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19cm" svg:x="1.471cm" svg:y="2.614cm" presentation:class="title">
          <draw:text-box>
            <text:p>Text – erb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examples/erb.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19cm" svg:x="1.471cm" svg:y="2.614cm" presentation:class="title">
          <draw:text-box>
            <text:p>Text – YAML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examples/yaml.rb</text:p>
                  </text:list-item>
                  <text:list-item>
                    <text:p>examples/yaml_load.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19cm" svg:x="1.471cm" svg:y="2.614cm" presentation:class="title">
          <draw:text-box>
            <text:p>Text – REXML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examples/rexml.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19cm" svg:x="1.471cm" svg:y="2.614cm" presentation:class="title" presentation:user-transformed="true">
          <draw:text-box>
            <text:p>Files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Files – FileUtils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Do file operations on ANY OS.</text:p>
                    <text:list>
                      <text:list-item>
                        <text:p><text:s text:c="4"/>require 'fileutils'</text:p>
                      </text:list-item>
                      <text:list-item>
                        <text:p><text:s text:c="4"/>FileUtils.mkdir_p(path)</text:p>
                      </text:list-item>
                      <text:list-item>
                        <text:p><text:s text:c="4"/>FileUtils.cp_r(path, target)</text:p>
                      </text:list-item>
                      <text:list-item>
                        <text:p><text:s text:c="4"/>FileUtils.rm_rf(path)</text:p>
                      </text:list-item>
                      <text:list-item>
                        <text:p><text:s text:c="4"/>FileUtils.mv(path, targe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  <draw:frame draw:style-name="gr2" draw:layer="layout" svg:width="8.516cm" svg:height="3.807cm" svg:x="6.884cm" svg:y="12.295cm">
            <draw:text-box>
              <text:p><text:s text:c="4"/>require 'fileutils'</text:p>
              <text:p><text:s text:c="4"/>FileUtils.mkdir_p(path)</text:p>
              <text:p><text:s text:c="4"/>FileUtils.cp_r(path, target)</text:p>
              <text:p><text:s text:c="4"/>FileUtils.rm_rf(path)</text:p>
              <text:p><text:s text:c="4"/>FileUtils.mv(path, target)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19cm" svg:x="1.471cm" svg:y="2.614cm" presentation:class="title">
          <draw:text-box>
            <text:p>Files – Find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Traverse directory trees</text:p>
                  </text:list-item>
                  <text:list-item>
                    <text:p>examples/find.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Files – Pstore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Transactional persistence of Ruby objects</text:p>
                    <text:list>
                      <text:list-item>
                        <text:p>(save stuff to a file)</text:p>
                      </text:list-item>
                    </text:list>
                  </text:list-item>
                  <text:list-item>
                    <text:p>YAML::Store to use YAML instead</text:p>
                  </text:list-item>
                  <text:list-item>
                    <text:p>save, load, delete,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4.379cm" svg:x="1.471cm" svg:y="1.52cm" presentation:class="title">
          <draw:text-box>
            <text:p>Networking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19cm" svg:x="1.471cm" svg:y="2.614cm" presentation:class="title">
          <draw:text-box>
            <text:p>Networking – open-uri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examples/open_uri.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Networking – Net::HTTP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list>
                      <text:list-header>
                        <text:p>address = 'jay.mcgavren.com'</text:p>
                        <text:p>site = Net::HTTP.new(address)</text:p>
                        <text:p>site.get('/blog/'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Networking – Net::*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Net::FTP</text:p>
                  </text:list-item>
                  <text:list-item>
                    <text:p>Net::IMAP</text:p>
                  </text:list-item>
                  <text:list-item>
                    <text:p>Net::POP</text:p>
                  </text:list-item>
                  <text:list-item>
                    <text:p>Net::SMTP</text:p>
                  </text:list-item>
                  <text:list-item>
                    <text:p>Net::Tel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Networking – Socket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TCPSocket</text:p>
                  </text:list-item>
                  <text:list-item>
                    <text:p>UDPSock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Other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6.568cm" svg:x="1.471cm" svg:y="0.425cm" presentation:class="title">
          <draw:text-box>
            <text:p>Other – Win32OLE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Ruby OSA on OS X</text:p>
                    <text:list>
                      <text:list-header>
                        <text:p>WIN32OLE.new('iTunes.Application').Play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Other – Design Patterns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Singleton</text:p>
                  </text:list-item>
                  <text:list-item>
                    <text:p>Observ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Other – Logger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About like Log4J</text:p>
                    <text:list>
                      <text:list-header>
                        <text:p>log.debug "Log in."</text:p>
                        <text:p>if ! server.login(login, password)</text:p>
                        <text:p><text:s text:c="2"/>log.error("Could not log in")</text:p>
                        <text:p>en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Other – Test::Unit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p>Just like Junit.</text:p>
                  </text:list-item>
                  <text:list-item>
                    <text:p>RSpec is better:</text:p>
                    <text:list>
                      <text:list-header>
                        <text:p>sudo gem install rspec</text:p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Other – Test::Unit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item>
                    <text:list>
                      <text:list-header>
                        <text:p>assert_equal</text:p>
                        <text:p>assert_not_equal</text:p>
                        <text:p>assert_in_delta</text:p>
                        <text:p>assert_kind_of</text:p>
                        <text:p>assert_nil</text:p>
                        <text:p>assert_same</text:p>
                        <text:p>assert_raise</text:p>
                        <text:p>assert_nothing_raise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Get Ruby</text:p>
          </draw:text-box>
        </draw:frame>
        <draw:frame presentation:style-name="pr4" draw:layer="layout" svg:width="22.225cm" svg:height="13.86cm" svg:x="3.175cm" svg:y="4.914cm" presentation:class="outline">
          <draw:text-box>
            <text:p>http://ruby-lang.org/</text:p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Reference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p>James Britt</text:p>
                <text:list>
                  <text:list-item>
                    <text:p><text:span text:style-name="T2"><text:a xlink:href="http://www.ruby-doc.org/stdlib/">http://www.ruby-doc.org/stdlib/</text:a></text:span></text:p>
                  </text:list-item>
                </text:list>
              </text:list-item>
              <text:list-item>
                <text:p>Dave Thomas et al.</text:p>
                <text:list>
                  <text:list-item>
                    <text:p><text:span text:style-name="T2">Programming Rub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Thanks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p>David Koontz</text:p>
                <text:list>
                  <text:list-item>
                    <text:p><text:span text:style-name="T2">What's Different About Ruby</text:span></text:p>
                  </text:list-item>
                </text:list>
              </text:list-item>
              <text:list-item>
                <text:p>devfu.com</text:p>
                <text:list>
                  <text:list-item>
                    <text:p><text:span text:style-name="T2">Obnoxious ninj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5.199cm" svg:height="2.19cm" svg:x="1.471cm" svg:y="2.614cm" presentation:class="title">
          <draw:text-box>
            <text:p>You Are Here</text:p>
          </draw:text-box>
        </draw:frame>
        <draw:frame presentation:style-name="pr4" draw:layer="layout" svg:width="22.225cm" svg:height="13.86cm" svg:x="3.175cm" svg:y="4.914cm" presentation:class="outline">
          <draw:text-box>
            <text:list text:style-name="L1">
              <text:list-item>
                <text:list>
                  <text:list-header>
                    <text:p><text:span text:style-name="T2"/></text:p>
                    <text:p><text:span text:style-name="T2"/></text:p>
                  </text:list-header>
                  <text:list-item>
                    <text:p><text:span text:style-name="T2">github.com/jaymcgavren/presentations</text:span></text:p>
                  </text:list-item>
                  <text:list-item>
                    <text:p><text:span text:style-name="T2">jay@mcgavren.com</text:span></text:p>
                  </text:list-item>
                </text:list>
                <text:p/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48F00000282A30D2BA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image text:level="1" xlink:href="Pictures/100002010000001E000000165DC4E7C7.png" xlink:type="simple" xlink:show="embed" xlink:actuate="onLoad">
            <style:list-level-properties text:space-before="0.3cm" text:min-label-width="0.9cm" style:vertical-pos="middle" style:vertical-rel="line" fo:width="1.058cm" fo:height="0.776cm"/>
          </text:list-level-style-image>
          <text:list-level-style-image text:level="2" xlink:href="Pictures/100002010000001E000000165DC4E7C7.png" xlink:type="simple" xlink:show="embed" xlink:actuate="onLoad">
            <style:list-level-properties text:space-before="1.5cm" text:min-label-width="0.9cm" style:vertical-pos="middle" style:vertical-rel="line" fo:width="1.058cm" fo:height="0.776cm"/>
          </text:list-level-style-image>
          <text:list-level-style-image text:level="3" xlink:href="Pictures/100002010000001E000000165DC4E7C7.png" xlink:type="simple" xlink:show="embed" xlink:actuate="onLoad">
            <style:list-level-properties text:space-before="2.8cm" text:min-label-width="0.8cm" style:vertical-pos="middle" style:vertical-rel="line" fo:width="1.058cm" fo:height="0.776cm"/>
          </text:list-level-style-image>
          <text:list-level-style-image text:level="4" xlink:href="Pictures/100002010000001E000000165DC4E7C7.png" xlink:type="simple" xlink:show="embed" xlink:actuate="onLoad">
            <style:list-level-properties text:space-before="4.2cm" text:min-label-width="0.6cm" style:vertical-pos="middle" style:vertical-rel="line" fo:width="1.058cm" fo:height="0.776cm"/>
          </text:list-level-style-image>
          <text:list-level-style-image text:level="5" xlink:href="Pictures/100002010000001E000000165DC4E7C7.png" xlink:type="simple" xlink:show="embed" xlink:actuate="onLoad">
            <style:list-level-properties text:space-before="5.4cm" text:min-label-width="0.6cm" style:vertical-pos="middle" style:vertical-rel="line" fo:width="1.058cm" fo:height="0.776cm"/>
          </text:list-level-style-image>
          <text:list-level-style-image text:level="6" xlink:href="Pictures/100002010000001E000000165DC4E7C7.png" xlink:type="simple" xlink:show="embed" xlink:actuate="onLoad">
            <style:list-level-properties text:space-before="6.6cm" text:min-label-width="0.6cm" style:vertical-pos="middle" style:vertical-rel="line" fo:width="1.058cm" fo:height="0.776cm"/>
          </text:list-level-style-image>
          <text:list-level-style-image text:level="7" xlink:href="Pictures/100002010000001E000000165DC4E7C7.png" xlink:type="simple" xlink:show="embed" xlink:actuate="onLoad">
            <style:list-level-properties text:space-before="7.8cm" text:min-label-width="0.6cm" style:vertical-pos="middle" style:vertical-rel="line" fo:width="1.058cm" fo:height="0.776cm"/>
          </text:list-level-style-image>
          <text:list-level-style-image text:level="8" xlink:href="Pictures/100002010000001E000000165DC4E7C7.png" xlink:type="simple" xlink:show="embed" xlink:actuate="onLoad">
            <style:list-level-properties text:space-before="9cm" text:min-label-width="0.6cm" style:vertical-pos="middle" style:vertical-rel="line" fo:width="1.058cm" fo:height="0.776cm"/>
          </text:list-level-style-image>
          <text:list-level-style-image text:level="9" xlink:href="Pictures/100002010000001E000000165DC4E7C7.png" xlink:type="simple" xlink:show="embed" xlink:actuate="onLoad">
            <style:list-level-properties text:space-before="10.2cm" text:min-label-width="0.6cm" style:vertical-pos="middle" style:vertical-rel="line" fo:width="1.058cm" fo:height="0.776cm"/>
          </text:list-level-style-image>
          <text:list-level-style-image text:level="10" xlink:href="Pictures/10000201000000160000001604239CCB.png" xlink:type="simple" xlink:show="embed" xlink:actuate="onLoad">
            <style:list-level-properties text:space-before="11.4cm" text:min-label-width="0.6cm" style:vertical-pos="middle" style:vertical-rel="line" fo:width="0.776cm" fo:height="0.776cm"/>
          </text:list-level-style-image>
        </text:list-style>
      </style:graphic-properties>
      <style:paragraph-properties fo:margin-left="0cm" fo:margin-right="0cm" fo:margin-top="0cm" fo:margin-bottom="0.687cm" fo:text-indent="0cm"/>
      <style:text-properties style:use-window-font-color="true" style:text-outline="false" style:text-line-through-style="none" fo:font-family="Georgia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Georgia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Georgia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Georgia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Georgia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Georgia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Georgia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Georgia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Georgia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'" style:font-style-name="Regular" style:font-family-generic="swiss" style:font-pitch="variable" fo:font-size="5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E000000165DC4E7C7.png" xlink:type="simple" xlink:show="embed" xlink:actuate="onLoad">
        <style:list-level-properties text:space-before="0.3cm" text:min-label-width="0.9cm" style:vertical-pos="middle" style:vertical-rel="line" fo:width="1.058cm" fo:height="0.776cm"/>
      </text:list-level-style-image>
      <text:list-level-style-image text:level="2" xlink:href="Pictures/100002010000001E000000165DC4E7C7.png" xlink:type="simple" xlink:show="embed" xlink:actuate="onLoad">
        <style:list-level-properties text:space-before="1.5cm" text:min-label-width="0.9cm" style:vertical-pos="middle" style:vertical-rel="line" fo:width="1.058cm" fo:height="0.776cm"/>
      </text:list-level-style-image>
      <text:list-level-style-image text:level="3" xlink:href="Pictures/100002010000001E000000165DC4E7C7.png" xlink:type="simple" xlink:show="embed" xlink:actuate="onLoad">
        <style:list-level-properties text:space-before="2.8cm" text:min-label-width="0.8cm" style:vertical-pos="middle" style:vertical-rel="line" fo:width="1.058cm" fo:height="0.776cm"/>
      </text:list-level-style-image>
      <text:list-level-style-image text:level="4" xlink:href="Pictures/100002010000001E000000165DC4E7C7.png" xlink:type="simple" xlink:show="embed" xlink:actuate="onLoad">
        <style:list-level-properties text:space-before="4.2cm" text:min-label-width="0.6cm" style:vertical-pos="middle" style:vertical-rel="line" fo:width="1.058cm" fo:height="0.776cm"/>
      </text:list-level-style-image>
      <text:list-level-style-image text:level="5" xlink:href="Pictures/100002010000001E000000165DC4E7C7.png" xlink:type="simple" xlink:show="embed" xlink:actuate="onLoad">
        <style:list-level-properties text:space-before="5.4cm" text:min-label-width="0.6cm" style:vertical-pos="middle" style:vertical-rel="line" fo:width="1.058cm" fo:height="0.776cm"/>
      </text:list-level-style-image>
      <text:list-level-style-image text:level="6" xlink:href="Pictures/100002010000001E000000165DC4E7C7.png" xlink:type="simple" xlink:show="embed" xlink:actuate="onLoad">
        <style:list-level-properties text:space-before="6.6cm" text:min-label-width="0.6cm" style:vertical-pos="middle" style:vertical-rel="line" fo:width="1.058cm" fo:height="0.776cm"/>
      </text:list-level-style-image>
      <text:list-level-style-image text:level="7" xlink:href="Pictures/100002010000001E000000165DC4E7C7.png" xlink:type="simple" xlink:show="embed" xlink:actuate="onLoad">
        <style:list-level-properties text:space-before="7.8cm" text:min-label-width="0.6cm" style:vertical-pos="middle" style:vertical-rel="line" fo:width="1.058cm" fo:height="0.776cm"/>
      </text:list-level-style-image>
      <text:list-level-style-image text:level="8" xlink:href="Pictures/100002010000001E000000165DC4E7C7.png" xlink:type="simple" xlink:show="embed" xlink:actuate="onLoad">
        <style:list-level-properties text:space-before="9cm" text:min-label-width="0.6cm" style:vertical-pos="middle" style:vertical-rel="line" fo:width="1.058cm" fo:height="0.776cm"/>
      </text:list-level-style-image>
      <text:list-level-style-image text:level="9" xlink:href="Pictures/100002010000001E000000165DC4E7C7.png" xlink:type="simple" xlink:show="embed" xlink:actuate="onLoad">
        <style:list-level-properties text:space-before="10.2cm" text:min-label-width="0.6cm" style:vertical-pos="middle" style:vertical-rel="line" fo:width="1.058cm" fo:height="0.776cm"/>
      </text:list-level-style-image>
      <text:list-level-style-image text:level="10" xlink:href="Pictures/10000201000000160000001604239CCB.png" xlink:type="simple" xlink:show="embed" xlink:actuate="onLoad">
        <style:list-level-properties text:space-before="11.4cm" text:min-label-width="0.6cm" style:vertical-pos="middle" style:vertical-rel="line" fo:width="0.776cm" fo:height="0.776cm"/>
      </text:list-level-style-image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draw:frame presentation:style-name="Default-title" draw:layer="backgroundobjects" svg:width="25.199cm" svg:height="2.338cm" svg:x="1.471cm" svg:y="2.54cm" presentation:class="title" presentation:placeholder="true">
        <draw:text-box/>
      </draw:frame>
      <draw:frame presentation:style-name="Mpr1" draw:layer="backgroundobjects" svg:width="22.225cm" svg:height="13.86cm" svg:x="3.175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0T19:34:20</meta:creation-date>
    <meta:editing-duration>PT03H55M32S</meta:editing-duration>
    <meta:editing-cycles>16</meta:editing-cycles>
    <dc:date>2009-06-13T02:18:15</dc:date>
    <meta:generator>OpenOffice.org/3.0$Unix OpenOffice.org_project/300m9$Build-9358</meta:gener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